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cheherazade" svg:font-family="Scheherazade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58cm" fo:min-width="3.958cm" fo:padding-top="0.151cm" fo:padding-bottom="0.151cm" fo:padding-left="0.276cm" fo:padding-right="0.276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2.449cm" fo:min-width="1.957cm" fo:padding-top="0.151cm" fo:padding-bottom="0.151cm" fo:padding-left="0.276cm" fo:padding-right="0.276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698cm" fo:min-width="1.824cm" fo:padding-top="0.151cm" fo:padding-bottom="0.151cm" fo:padding-left="0.276cm" fo:padding-right="0.276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width="0.053cm" svg:stroke-color="#000000" draw:marker-start-width="0.279cm" draw:marker-end="Стили_20_стрелок_20_9" draw:marker-end-width="0.379cm" draw:fill="solid" draw:fill-color="#ffffff" draw:textarea-vertical-align="middle" fo:padding-top="0.151cm" fo:padding-bottom="0.151cm" fo:padding-left="0.276cm" fo:padding-right="0.276cm" loext:decorative="false"/>
    </style:style>
    <style:style style:name="gr5" style:family="graphic" style:parent-style-name="objectwithoutfill">
      <style:graphic-properties svg:stroke-width="0.053cm" svg:stroke-color="#000000" draw:marker-start-width="0.279cm" draw:marker-end="Стили_20_стрелок_20_10" draw:marker-end-width="0.379cm" draw:fill="solid" draw:fill-color="#ffffff" draw:textarea-vertical-align="middle" fo:padding-top="0.151cm" fo:padding-bottom="0.151cm" fo:padding-left="0.276cm" fo:padding-right="0.276cm" loext:decorative="false"/>
    </style:style>
    <style:style style:name="gr6" style:family="graphic" style:parent-style-name="objectwithoutfill">
      <style:graphic-properties svg:stroke-width="0.053cm" svg:stroke-color="#000000" draw:marker-start-width="0.279cm" draw:marker-end="Стили_20_стрелок_20_11" draw:marker-end-width="0.379cm" draw:fill="solid" draw:fill-color="#ffffff" draw:textarea-vertical-align="middle" fo:padding-top="0.151cm" fo:padding-bottom="0.151cm" fo:padding-left="0.276cm" fo:padding-right="0.276cm" loext:decorative="false"/>
    </style:style>
    <style:style style:name="gr7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948cm" fo:min-width="4.198cm" fo:padding-top="0.151cm" fo:padding-bottom="0.151cm" fo:padding-left="0.276cm" fo:padding-right="0.276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2.449cm" fo:min-width="1.962cm" fo:padding-top="0.151cm" fo:padding-bottom="0.151cm" fo:padding-left="0.276cm" fo:padding-right="0.276cm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width="0.053cm" svg:stroke-color="#000000" draw:marker-start-width="0.279cm" draw:marker-end="Стили_20_стрелок_20_14" draw:marker-end-width="0.379cm" draw:fill="solid" draw:fill-color="#ffffff" draw:textarea-vertical-align="middle" fo:padding-top="0.151cm" fo:padding-bottom="0.151cm" fo:padding-left="0.276cm" fo:padding-right="0.276cm" loext:decorative="false"/>
    </style:style>
    <style:style style:name="gr10" style:family="graphic" style:parent-style-name="objectwithoutfill">
      <style:graphic-properties svg:stroke-width="0.053cm" svg:stroke-color="#000000" draw:marker-start-width="0.279cm" draw:marker-end="Стили_20_стрелок_20_15" draw:marker-end-width="0.379cm" draw:fill="solid" draw:fill-color="#ffffff" draw:textarea-vertical-align="middle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gr1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13" style:family="graphic" style:parent-style-name="objectwithoutfill">
      <style:graphic-properties svg:stroke-width="0.053cm" svg:stroke-color="#000000" draw:marker-start-width="0.279cm" draw:marker-end="Стили_20_стрелок_20_20" draw:marker-end-width="0.379cm" draw:fill="none" draw:textarea-vertical-align="middle" fo:padding-top="0.151cm" fo:padding-bottom="0.151cm" fo:padding-left="0.276cm" fo:padding-right="0.276cm" loext:decorative="false"/>
    </style:style>
    <style:style style:name="gr14" style:family="graphic" style:parent-style-name="standard" style:list-style-name="L1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001cm" fo:min-width="6.25cm" fo:padding-top="0.151cm" fo:padding-bottom="0.151cm" fo:padding-left="0.276cm" fo:padding-right="0.276cm" loext:decorative="false"/>
      <style:paragraph-properties style:writing-mode="lr-tb"/>
    </style:style>
    <style:style style:name="P1" style:family="paragraph">
      <style:paragraph-properties fo:text-align="center"/>
      <style:text-properties style:font-name="Liberation Sans2" fo:font-size="20pt"/>
    </style:style>
    <style:style style:name="P2" style:family="paragraph">
      <loext:graphic-properties draw:fill="solid" draw:fill-color="#ffffff"/>
      <style:paragraph-properties fo:text-align="center" style:writing-mode="lr-tb"/>
      <style:text-properties style:font-name="Liberation Sans2" fo:font-size="20pt"/>
    </style:style>
    <style:style style:name="P3" style:family="paragraph">
      <loext:graphic-properties draw:fill="solid" draw:fill-color="#ffffff"/>
      <style:paragraph-properties fo:text-align="center"/>
      <style:text-properties style:font-name="Liberation Sans2" fo:font-size="20pt"/>
    </style:style>
    <style:style style:name="P4" style:family="paragraph">
      <loext:graphic-properties draw:fill="none"/>
      <style:paragraph-properties fo:text-align="center"/>
      <style:text-properties style:font-name="Liberation Sans2" fo:font-size="20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20pt"/>
    </style:style>
    <style:style style:name="T2" style:family="text">
      <style:text-properties style:font-name="Liberation Sans2" fo:font-size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5cm" svg:height="1.25cm" svg:x="8.2cm" svg:y="1.25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" draw:id="id2" draw:layer="layout" svg:width="4.125cm" svg:height="2.75cm" svg:x="8.64cm" svg:y="3.5cm">
          <text:p text:style-name="P1"><text:span text:style-name="T1">mas[ ]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2" xml:id="id4" draw:id="id4" draw:layer="layout" svg:width="4.75cm" svg:height="4cm" svg:x="8.33cm" svg:y="11.4cm">
          <text:p text:style-name="P1"><text:span text:style-name="T1">el = 2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3" draw:layer="layout" svg:x1="10.7cm" svg:y1="2.5cm" svg:x2="10.703cm" svg:y2="3.5cm" draw:start-shape="id1" draw:start-glue-point="6" draw:end-shape="id2" draw:end-glue-point="5" svg:d="M10700 2500v501h3v499" svg:viewBox="0 0 4 1001">
          <text:p/>
        </draw:connector>
        <draw:connector draw:style-name="gr5" draw:text-style-name="P3" draw:layer="layout" svg:x1="10.703cm" svg:y1="6.25cm" svg:x2="10.7cm" svg:y2="7.5cm" draw:start-shape="id2" draw:start-glue-point="8" draw:end-shape="id3" draw:end-glue-point="4" svg:d="M10703 6250v626h-3v624" svg:viewBox="0 0 4 1251">
          <text:p/>
        </draw:connector>
        <draw:connector draw:style-name="gr6" draw:text-style-name="P3" draw:layer="layout" svg:x1="10.7cm" svg:y1="9.75cm" svg:x2="10.705cm" svg:y2="11.4cm" draw:start-shape="id3" draw:start-glue-point="6" draw:end-shape="id4" draw:end-glue-point="4" svg:d="M10700 9750v826h5v824" svg:viewBox="0 0 6 1651">
          <text:p/>
        </draw:connector>
        <draw:custom-shape draw:style-name="gr7" draw:text-style-name="P2" xml:id="id7" draw:id="id7" draw:layer="layout" svg:width="4.75cm" svg:height="1.25cm" svg:x="4.5cm" svg:y="16.4cm">
          <text:p text:style-name="P1"><text:span text:style-name="T1">k = k +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2" xml:id="id5" draw:id="id5" draw:layer="layout" svg:width="4.13cm" svg:height="2.75cm" svg:x="8.74cm" svg:y="21.5cm">
          <text:p text:style-name="P1"><text:span text:style-name="T1">k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3" draw:layer="layout" draw:line-skew="1.122cm 5.137cm" svg:x1="16.35cm" svg:y1="8.625cm" svg:x2="10.805cm" svg:y2="21.5cm" draw:start-shape="id3" draw:start-glue-point="7" draw:end-shape="id5" draw:end-glue-point="5" svg:d="M16350 8625h1650v12138h-7195v737" svg:viewBox="0 0 7196 12876">
          <text:p/>
        </draw:connector>
        <draw:custom-shape draw:style-name="gr1" draw:text-style-name="P2" xml:id="id6" draw:id="id6" draw:layer="layout" svg:width="5cm" svg:height="1.25cm" svg:x="8.31cm" svg:y="25.45cm">
          <text:p text:style-name="P1"><text:span text:style-name="T1">конец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3" draw:layer="layout" svg:x1="10.805cm" svg:y1="24.25cm" svg:x2="10.81cm" svg:y2="25.45cm" draw:start-shape="id5" draw:start-glue-point="8" draw:end-shape="id6" draw:end-glue-point="4" svg:d="M10805 24250v601h5v599" svg:viewBox="0 0 6 1201">
          <text:p/>
        </draw:connector>
        <draw:connector draw:style-name="gr11" draw:text-style-name="P1" draw:layer="layout" svg:x1="8.33cm" svg:y1="13.4cm" svg:x2="6.875cm" svg:y2="16.4cm" draw:start-shape="id4" draw:start-glue-point="5" draw:end-shape="id7" draw:end-glue-point="4" svg:d="M8330 13400h-1455v3000" svg:viewBox="0 0 1456 3001">
          <text:p/>
        </draw:connector>
        <draw:connector draw:style-name="gr11" draw:text-style-name="P1" xml:id="id8" draw:id="id8" draw:layer="layout" draw:line-skew="0.847cm" svg:x1="13.08cm" svg:y1="13.4cm" svg:x2="10.782cm" svg:y2="19.042cm" draw:start-shape="id4" draw:start-glue-point="7" svg:d="M13080 13400h1375v5642h-3673" svg:viewBox="0 0 3674 5643">
          <text:p/>
        </draw:connector>
        <draw:connector draw:style-name="gr11" draw:text-style-name="P1" draw:layer="layout" svg:x1="10.782cm" svg:y1="19.042cm" svg:x2="6.875cm" svg:y2="17.65cm" draw:start-shape="id8" draw:start-glue-point="3" draw:end-shape="id7" draw:end-glue-point="6" svg:d="M10782 19042h-3907v-1392" svg:viewBox="0 0 3908 1393">
          <text:p/>
        </draw:connector>
        <draw:connector draw:style-name="gr12" draw:text-style-name="P4" xml:id="id9" draw:id="id9" draw:layer="layout" draw:type="line" svg:x1="10.782cm" svg:y1="19.042cm" svg:x2="10.782cm" svg:y2="19.823cm" draw:start-shape="id8" draw:start-glue-point="3" svg:d="M10782 19042v781" svg:viewBox="0 0 1 782">
          <text:p/>
        </draw:connector>
        <draw:connector draw:style-name="gr13" draw:text-style-name="P4" draw:layer="layout" draw:line-skew="-1.273cm" svg:x1="10.782cm" svg:y1="19.823cm" svg:x2="5.05cm" svg:y2="8.625cm" draw:start-shape="id9" draw:start-glue-point="3" draw:end-shape="id3" draw:end-glue-point="5" svg:d="M10782 19823h-7532v-11198h1800" svg:viewBox="0 0 7533 11199">
          <text:p/>
        </draw:connector>
        <draw:custom-shape draw:style-name="gr14" draw:text-style-name="P6" xml:id="id3" draw:id="id3" draw:layer="layout" svg:width="11.3cm" svg:height="2.25cm" svg:x="5.05cm" svg:y="7.5cm">
          <text:p text:style-name="P5"><text:span text:style-name="T2"><text:s/></text:span><text:span text:style-name="T2">foreach el in mas[ ]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cheherazade" svg:font-family="Scheherazade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21:47:25.258356872</meta:creation-date>
    <dc:date>2023-12-06T21:26:25.768139815</dc:date>
    <meta:editing-duration>PT51M25S</meta:editing-duration>
    <meta:editing-cycles>86</meta:editing-cycles>
    <meta:generator>LibreOffice/7.6.2.1$Linux_X86_64 LibreOffice_project/56f7684011345957bbf33a7ee678afaf4d2ba333</meta:generator>
    <meta:document-statistic meta:object-count="17"/>
  </office:meta>
</office:document-meta>
</file>